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Fine_20_Dotted" svg:stroke-width="0.076cm" draw:marker-start-width="0.305cm" draw:marker-end-width="0.305cm" draw:fill="none" draw:textarea-vertical-align="middle" fo:padding-top="0.163cm" fo:padding-bottom="0.163cm" fo:padding-left="0.288cm" fo:padding-right="0.28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stroke="dash" draw:stroke-dash="Fine_20_Dashed_20__28_var_29_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2.39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49cm" fo:min-width="3.319cm"/>
    </style:style>
    <style:style style:name="gr8" style:family="graphic" style:parent-style-name="objectwithoutfill">
      <style:graphic-properties draw:stroke="dash" draw:stroke-dash="Line_20_Style_20_1" svg:stroke-width="0.254cm" draw:marker-start-width="0.584cm" draw:marker-end="Arrow" draw:marker-end-width="0.254cm" draw:fill="none" draw:textarea-vertical-align="middle" fo:padding-top="0.252cm" fo:padding-bottom="0.252cm" fo:padding-left="0.377cm" fo:padding-right="0.377cm"/>
    </style:style>
    <style:style style:name="P1" style:family="paragraph">
      <style:paragraph-properties fo:text-align="start"/>
      <style:text-properties fo:font-size="10.5pt" style:font-size-asian="10.5pt" style:font-size-complex="10.5pt"/>
    </style:style>
    <style:style style:name="P2" style:family="paragraph">
      <style:paragraph-properties fo:text-align="center"/>
      <style:text-properties fo:font-size="10.5pt" style:font-size-asian="10.5pt" style:font-size-complex="10.5pt"/>
    </style:style>
    <style:style style:name="P3" style:family="paragraph">
      <style:paragraph-properties fo:text-align="center"/>
    </style:style>
    <style:style style:name="P4" style:family="paragraph">
      <style:text-properties fo:font-size="10.5pt" style:font-size-asian="10.5pt" style:font-size-complex="10.5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2" draw:layer="layout" svg:width="4.572cm" svg:height="11.303cm" svg:x="13.827cm" svg:y="2.016cm">
          <text:p text:style-name="P1"><text:span text:style-name="T1">ISound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2.205cm" svg:x="1.127cm" svg:y="6.197cm">
          <text:p text:style-name="P2">Sound MMI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38cm" svg:height="2.205cm" svg:x="4.654cm" svg:y="6.197cm">
          <text:p text:style-name="P2">Sound Chip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1.103cm" svg:x="8.524cm" svg:y="4.085cm">
          <text:p text:style-name="P2">Voice 1 At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1.102cm" svg:x="8.524cm" svg:y="2.524cm">
          <text:p text:style-name="P2">Voice 1 Freq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1.103cm" svg:x="8.493cm" svg:y="7.731cm">
          <text:p text:style-name="P2">Voice N Freq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1.103cm" svg:x="8.493cm" svg:y="9.201cm">
          <text:p text:style-name="P2">Voice N Att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52cm" svg:height="1.103cm" svg:x="8.493cm" svg:y="11.772cm">
          <text:p text:style-name="P2">Voice N Effect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9.869cm" svg:y1="10.487cm" svg:x2="9.869cm" svg:y2="11.681cm">
          <text:p/>
        </draw:line>
        <draw:line draw:style-name="gr3" draw:text-style-name="P2" draw:layer="layout" svg:x1="9.9cm" svg:y1="5.279cm" svg:x2="9.89cm" svg:y2="7.477cm">
          <text:p/>
        </draw:line>
        <draw:line draw:style-name="gr4" draw:text-style-name="P2" draw:layer="layout" svg:x1="3.879cm" svg:y1="7.3cm" svg:x2="4.653cm" svg:y2="7.3cm">
          <text:p/>
        </draw:line>
        <draw:line draw:style-name="gr4" draw:text-style-name="P2" draw:layer="layout" svg:x1="7.491cm" svg:y1="7.208cm" svg:x2="8.523cm" svg:y2="3.167cm">
          <text:p/>
        </draw:line>
        <draw:line draw:style-name="gr4" draw:text-style-name="P2" draw:layer="layout" svg:x1="7.491cm" svg:y1="7.391cm" svg:x2="8.493cm" svg:y2="12.303cm">
          <text:p/>
        </draw:line>
        <draw:line draw:style-name="gr4" draw:text-style-name="P2" draw:layer="layout" svg:x1="7.491cm" svg:y1="7.299cm" svg:x2="8.523cm" svg:y2="4.544cm">
          <text:p/>
        </draw:line>
        <draw:line draw:style-name="gr4" draw:text-style-name="P2" draw:layer="layout" svg:x1="7.491cm" svg:y1="7.3cm" svg:x2="8.493cm" svg:y2="8.366cm">
          <text:p/>
        </draw:line>
        <draw:line draw:style-name="gr4" draw:text-style-name="P2" draw:layer="layout" svg:x1="7.491cm" svg:y1="7.3cm" svg:x2="8.493cm" svg:y2="9.763cm">
          <text:p/>
        </draw:line>
        <draw:line draw:style-name="gr5" draw:text-style-name="P3" draw:layer="layout" svg:x1="12.473cm" svg:y1="1cm" svg:x2="12.473cm" svg:y2="20.431cm">
          <text:p/>
        </draw:line>
        <draw:frame draw:style-name="gr6" draw:text-style-name="P4" draw:layer="layout" svg:width="1.961cm" svg:height="0.699cm" svg:x="5.255cm" svg:y="13.636cm">
          <draw:text-box>
            <text:p text:style-name="P4">Machine</text:p>
          </draw:text-box>
        </draw:frame>
        <draw:frame draw:style-name="gr7" draw:text-style-name="P4" draw:layer="layout" svg:width="2.589cm" svg:height="0.699cm" svg:x="14.286cm" svg:y="13.584cm">
          <draw:text-box>
            <text:p text:style-name="P4">Agent / GUI</text:p>
          </draw:text-box>
        </draw:frame>
        <draw:custom-shape draw:style-name="gr2" draw:text-style-name="P5" draw:layer="layout" svg:width="2.31cm" svg:height="2.296cm" svg:x="15.708cm" svg:y="2.641cm">
          <text:p text:style-name="P5"><text:span text:style-name="T2">ISoundVoice 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2.301cm" svg:height="2.296cm" svg:x="15.717cm" svg:y="9.753cm">
          <text:p text:style-name="P5"><text:span text:style-name="T2">ISoundVoice N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7.51cm" svg:y1="5.181cm" svg:x2="17.51cm" svg:y2="9.626cm">
          <text:p/>
        </draw:line>
        <draw:line draw:style-name="gr4" draw:text-style-name="P3" draw:layer="layout" svg:x1="11.287cm" svg:y1="3.032cm" svg:x2="15.732cm" svg:y2="3.667cm">
          <text:p/>
        </draw:line>
        <draw:line draw:style-name="gr4" draw:text-style-name="P3" draw:layer="layout" svg:x1="11.287cm" svg:y1="4.683cm" svg:x2="15.732cm" svg:y2="4.048cm">
          <text:p/>
        </draw:line>
        <draw:line draw:style-name="gr4" draw:text-style-name="P3" draw:layer="layout" svg:x1="11.287cm" svg:y1="8.239cm" svg:x2="15.732cm" svg:y2="10.271cm">
          <text:p/>
        </draw:line>
        <draw:line draw:style-name="gr4" draw:text-style-name="P3" draw:layer="layout" svg:x1="11.287cm" svg:y1="9.636cm" svg:x2="15.732cm" svg:y2="10.779cm">
          <text:p/>
        </draw:line>
        <draw:line draw:style-name="gr4" draw:text-style-name="P3" draw:layer="layout" svg:x1="11.16cm" svg:y1="12.303cm" svg:x2="15.605cm" svg:y2="11.414cm">
          <text:p/>
        </draw:line>
        <draw:custom-shape draw:style-name="gr2" draw:text-style-name="P2" draw:layer="layout" svg:width="3.175cm" svg:height="3.302cm" svg:x="19.288cm" svg:y="5.953cm">
          <text:p text:style-name="P2"><text:span text:style-name="T1">ISoundOutput</text:span></text:p>
          <text:p text:style-name="P2"><text:span text:style-name="T1"/></text:p>
          <text:p text:style-name="P2"><text:span text:style-name="T1">(PCM)</text:span></text:p>
          <draw:enhanced-geometry svg:viewBox="0 0 21600 21600" draw:type="rectangle" draw:enhanced-path="M 0 0 L 21600 0 21600 21600 0 21600 0 0 Z N"/>
        </draw:custom-shape>
        <draw:line draw:style-name="gr8" draw:text-style-name="P3" draw:layer="layout" svg:x1="18.399cm" svg:y1="7.477cm" svg:x2="19.288cm" svg:y2="7.477cm">
          <text:p/>
        </draw:line>
        <draw:custom-shape draw:style-name="gr2" draw:text-style-name="P2" draw:layer="layout" svg:width="3.175cm" svg:height="3.302cm" svg:x="23.479cm" svg:y="5.953cm">
          <text:p text:style-name="P2"><text:span text:style-name="T1">ISoundListener</text:span></text:p>
          <text:p text:style-name="P2"><text:span text:style-name="T1"/></text:p>
          <text:p text:style-name="P2"><text:span text:style-name="T1">(hardware)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2.463cm" svg:y1="7.477cm" svg:x2="23.479cm" svg:y2="7.477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draw:stroke-dash draw:name="Line_20_Style_20_1" draw:display-name="Line Style 1" draw:style="rect" draw:dots1="1" draw:dots1-length="10%" draw:distance="5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ZW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Code2000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 Swartz</meta:initial-creator>
    <meta:creation-date>2011-12-24T08:16:49</meta:creation-date>
    <dc:date>2011-12-24T08:32:17</dc:date>
    <dc:creator>Ed Swartz</dc:creator>
    <meta:editing-duration>PT15M29S</meta:editing-duration>
    <meta:editing-cycles>2</meta:editing-cycles>
    <meta:generator>LibreOffice/3.4$Unix LibreOffice_project/340m1$Build-402</meta:generator>
    <meta:document-statistic meta:object-count="31"/>
  </office:meta>
</office:document-meta>
</file>